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25-07-09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25-04-09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25-01-08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24-10-09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24-07-10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24-04-02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24-01-25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18" calcext:value-type="float">
            <text:p>33.4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23-10-04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23-07-12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0672" calcext:value-type="float">
            <text:p>33.5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23-04-04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7416" calcext:value-type="float">
            <text:p>33.4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23-01-12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22-10-19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22-07-13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22-04-06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8376" calcext:value-type="float">
            <text:p>33.4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22-01-12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3824" calcext:value-type="float">
            <text:p>33.6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21-10-06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21-07-14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21-04-1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21-01-07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20-10-0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8624" calcext:value-type="float">
            <text:p>33.9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20-07-08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19-10-09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19-07-10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19-04-03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19-01-30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18-10-03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18-07-11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18-04-04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18-01-10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17-10-04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3888" calcext:value-type="float">
            <text:p>33.39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17-07-12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17-04-06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17-01-1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16-10-06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16-07-08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16-04-07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16-01-07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15-10-08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15-07-09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15-04-03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15-01-08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14-10-03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2696" calcext:value-type="float">
            <text:p>33.7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14-07-10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14-04-03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14-01-09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13-10-23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13-07-11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13-03-29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13-01-09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12-10-03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12-07-09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12-04-04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12-01-11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11-10-05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11-07-13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11-04-0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11-01-12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10-10-06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10-07-15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10-04-08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10-01-13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09-10-08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112" calcext:value-type="float">
            <text:p>33.2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09-07-09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09-04-01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09-01-07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08-10-08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08-07-10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08-04-02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08-01-08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07-10-03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07-07-11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07-04-04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07-01-10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06-10-18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06-07-12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06-04-0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06-01-11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05-10-05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18" calcext:value-type="float">
            <text:p>33.4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05-07-13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05-03-31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05-01-05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04-10-06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3824" calcext:value-type="float">
            <text:p>33.6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04-07-08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04-04-28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04-01-07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03-10-07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992" calcext:value-type="float">
            <text:p>33.4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03-07-09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03-04-09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03-01-09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02-10-10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02-07-11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02-04-03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02-01-15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01-10-17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01-07-18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2001-05-15 2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1999-10-14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42121072001</text:p>
          </table:table-cell>
          <table:table-cell office:value-type="string" calcext:value-type="string">
            <text:p>36.00S/13.00E-24DCC01</text:p>
          </table:table-cell>
          <table:table-cell office:value-type="string" calcext:value-type="string">
            <text:p>1970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30" meta:object-count="0"/>
    <meta:user-defined meta:name="AppVersion">3.0</meta:user-defined>
  </office:meta>
</office:document-meta>
</file>